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4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 fo:font-style="italic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7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9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10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1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1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1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1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1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1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1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left="36.00pt" fo:text-indent="0.00p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left="36.00pt" fo:text-indent="0.00p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left="36.00pt" fo:text-indent="0.00pt" fo:margin-bottom="10.00pt"/>
    </style:style>
    <style:style style:name="P11" style:family="paragraph">
      <style:paragraph-properties fo:line-height="115.00%" fo:text-align="left" fo:margin-bottom="10.00pt"/>
    </style:style>
    <text:list-style style:name="L1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left="36.00pt" fo:text-indent="0.00pt" fo:margin-bottom="10.00pt"/>
    </style:style>
    <style:style style:name="P14" style:family="paragraph">
      <style:paragraph-properties fo:line-height="115.00%" fo:text-align="left" fo:margin-bottom="10.00pt"/>
    </style:style>
    <text:list-style style:name="L15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15.00%" fo:text-align="left" fo:margin-left="36.00pt" fo:text-indent="0.00pt" fo:margin-bottom="10.00pt"/>
    </style:style>
    <style:style style:name="P17" style:family="paragraph">
      <style:paragraph-properties fo:line-height="115.00%" fo:text-align="left" fo:margin-bottom="10.00pt"/>
    </style:style>
    <text:list-style style:name="L18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15.00%" fo:text-align="left" fo:margin-left="36.00pt" fo:text-indent="0.00pt" fo:margin-bottom="10.00pt"/>
    </style:style>
    <style:style style:name="P20" style:family="paragraph">
      <style:paragraph-properties fo:line-height="115.00%" fo:text-align="left" fo:margin-bottom="10.00pt"/>
    </style:style>
    <text:list-style style:name="L21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15.00%" fo:text-align="left" fo:margin-left="36.00pt" fo:text-indent="0.00pt" fo:margin-bottom="10.00pt"/>
    </style:style>
    <style:style style:name="P23" style:family="paragraph">
      <style:paragraph-properties fo:line-height="115.00%" fo:text-align="left" fo:margin-bottom="10.00pt"/>
    </style:style>
    <text:list-style style:name="L24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15.00%" fo:text-align="left" fo:margin-left="36.00pt" fo:text-indent="0.00pt" fo:margin-bottom="10.00pt"/>
    </style:style>
    <style:style style:name="P26" style:family="paragraph">
      <style:paragraph-properties fo:line-height="115.00%" fo:text-align="left" fo:margin-bottom="10.00pt"/>
    </style:style>
    <text:list-style style:name="L27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7" style:family="paragraph">
      <style:paragraph-properties fo:line-height="115.00%" fo:text-align="left" fo:margin-bottom="10.00pt"/>
    </style:style>
    <style:style style:name="P28" style:family="paragraph">
      <style:paragraph-properties fo:line-height="115.00%" fo:text-align="left" fo:margin-left="36.00pt" fo:text-indent="0.00pt" fo:margin-bottom="10.00pt"/>
    </style:style>
    <style:style style:name="P29" style:family="paragraph">
      <style:paragraph-properties fo:line-height="115.00%" fo:text-align="left" fo:margin-bottom="10.00pt"/>
    </style:style>
    <text:list-style style:name="L30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30" style:family="paragraph">
      <style:paragraph-properties fo:line-height="115.00%" fo:text-align="left" fo:margin-bottom="10.00pt"/>
    </style:style>
    <style:style style:name="P31" style:family="paragraph">
      <style:paragraph-properties fo:line-height="115.00%" fo:text-align="left" fo:margin-left="36.00pt" fo:text-indent="0.00pt" fo:margin-bottom="10.00pt"/>
    </style:style>
    <style:style style:name="P32" style:family="paragraph">
      <style:paragraph-properties fo:line-height="115.00%" fo:text-align="left" fo:margin-bottom="10.00pt"/>
    </style:style>
    <text:list-style style:name="L33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33" style:family="paragraph">
      <style:paragraph-properties fo:line-height="115.00%" fo:text-align="left" fo:margin-bottom="10.00pt"/>
    </style:style>
    <style:style style:name="P34" style:family="paragraph">
      <style:paragraph-properties fo:line-height="115.00%" fo:text-align="left" fo:margin-left="36.00pt" fo:text-indent="0.00pt" fo:margin-bottom="10.00pt"/>
    </style:style>
  </office:automatic-styles>
  <office:body>
    <office:text>
      <text:p text:style-name="P1"><text:span text:style-name="T1"/></text:p>
      <text:p text:style-name="P1"><text:span text:style-name="T1">Firstly<text:s/></text:span><text:span text:style-name="T2">from both the video and artcile Bra Solly sent we see that every requirement can be tranfered into the<text:s text:c="2"/>Code easily once nouns(Aggregates) have been identified </text:span></text:p>
      <text:p text:style-name="P1"><text:span text:style-name="T3">Secondly<text:s/></text:span><text:span text:style-name="T4">the focus is also on EVENTS </text:span></text:p>
      <text:p text:style-name="P1"><text:span text:style-name="T5">Thirdly<text:s/></text:span><text:span text:style-name="T6">Scarpe produces the errors and its not an entity it must be service maybe </text:span></text:p>
      <text:p text:style-name="P1"><text:span text:style-name="T6">Lastly my 2 cents below on Spec by example<text:s text:c="2"/></text:span></text:p>
      <text:p text:style-name="P1"><text:span text:style-name="T7">1. Event Login</text:span></text:p>
      <text:list text:style-name="L2">
        <text:list-item>
          <text:p text:style-name="P2"><text:span text:style-name="T7">Given</text:span><text:span text:style-name="T8"><text:s/>Customer<text:s/></text:span><text:span text:style-name="T9">Credentials</text:span><text:span text:style-name="T10"><text:s/></text:span></text:p>
        </text:list-item>
      </text:list>
      <text:p text:style-name="P3"><text:span text:style-name="T11">And</text:span><text:span text:style-name="T12"><text:s/></text:span><text:span text:style-name="T13">Billing Company Website </text:span></text:p>
      <text:p text:style-name="P3"><text:span text:style-name="T14">When</text:span><text:span text:style-name="T15"><text:s/></text:span><text:span text:style-name="T16">Customer</text:span><text:span text:style-name="T17"><text:s/>log in</text:span></text:p>
      <text:p text:style-name="P3"><text:span text:style-name="T18">Then</text:span><text:span text:style-name="T19"><text:s/></text:span><text:span text:style-name="T20">Scrapper</text:span><text:span text:style-name="T21">.</text:span><text:span text:style-name="T22">IsValidated</text:span></text:p>
      <text:p text:style-name="P3"><text:span text:style-name="T23">And<text:s/></text:span><text:span text:style-name="T24">Statment</text:span><text:span text:style-name="T25">.</text:span><text:span text:style-name="T26">created<text:s/></text:span><text:span text:style-name="T27"/></text:p>
      <text:p text:style-name="P4"><text:span text:style-name="T28"/></text:p>
      <text:p text:style-name="P4"><text:span text:style-name="T28">2.1.1 Invalid Creditials</text:span></text:p>
      <text:list text:style-name="L5">
        <text:list-item>
          <text:p text:style-name="P5"><text:span text:style-name="T28">Given</text:span><text:span text:style-name="T29"><text:s/></text:span><text:span text:style-name="T30">Credentials.</text:span><text:span text:style-name="T31">Invalid<text:s/></text:span><text:span text:style-name="T32"><text:s/></text:span><text:span text:style-name="T33"/></text:p>
        </text:list-item>
      </text:list>
      <text:p text:style-name="P6"><text:span text:style-name="T33"><text:s/><text:tab/></text:span><text:span text:style-name="T34">When</text:span><text:span text:style-name="T35"><text:s/></text:span><text:span text:style-name="T36">Customer</text:span><text:span text:style-name="T37">.</text:span><text:span text:style-name="T38">login</text:span><text:span text:style-name="T39"><text:s/></text:span></text:p>
      <text:p text:style-name="P7"><text:span text:style-name="T40">Then</text:span><text:span text:style-name="T41"><text:s text:c="2"/></text:span><text:span text:style-name="T42">Customer.</text:span><text:span text:style-name="T43">UpdatedCredentials</text:span></text:p>
      <text:p text:style-name="P7"><text:span text:style-name="T44">And<text:s/></text:span><text:span text:style-name="T45">Status.</text:span><text:span text:style-name="T46">Active<text:s/></text:span><text:span text:style-name="T47">to</text:span><text:span text:style-name="T48"><text:s/></text:span><text:span text:style-name="T49">Status.</text:span><text:span text:style-name="T50">Inactive</text:span></text:p>
      <text:p text:style-name="P7"><text:span text:style-name="T51">Then</text:span><text:span text:style-name="T52"><text:s text:c="2"/></text:span><text:span text:style-name="T53">Scrapper.</text:span><text:span text:style-name="T54">Wait</text:span></text:p>
      <text:p text:style-name="P7"><text:span text:style-name="T54"/></text:p>
      <text:p text:style-name="P8"><text:span text:style-name="T55"><text:s text:c="9"/>2</text:span><text:span text:style-name="T56">. <text:tab/>Given</text:span><text:span text:style-name="T57"><text:s/></text:span><text:span text:style-name="T58">Status.</text:span><text:span text:style-name="T59">Inactive</text:span><text:span text:style-name="T60"/></text:p>
      <text:p text:style-name="P9"><text:span text:style-name="T60"><text:s/><text:tab/></text:span><text:span text:style-name="T61">When</text:span><text:span text:style-name="T62"><text:s/></text:span><text:span text:style-name="T63">Customer</text:span><text:span text:style-name="T64"><text:s/>updates Creditials </text:span></text:p>
      <text:p text:style-name="P10"><text:span text:style-name="T65">Then</text:span><text:span text:style-name="T66"><text:s text:c="2"/></text:span><text:span text:style-name="T67">Status.</text:span><text:span text:style-name="T68">Trying</text:span><text:span text:style-name="T69"/></text:p>
      <text:p text:style-name="P10"><text:span text:style-name="T69"/></text:p>
      <text:p text:style-name="P10"><text:span text:style-name="T69"/></text:p>
      <text:p text:style-name="P11"><text:span text:style-name="T70"/></text:p>
      <text:p text:style-name="P11"><text:span text:style-name="T70">2.1.2 Not yet signed up foe ebilling</text:span></text:p>
      <text:list text:style-name="L12">
        <text:list-item>
          <text:p text:style-name="P12"><text:span text:style-name="T70">Given</text:span><text:span text:style-name="T71"><text:s/></text:span><text:span text:style-name="T72">Credentials</text:span><text:span text:style-name="T73">.</text:span><text:span text:style-name="T74">PerfectlyValid<text:s/></text:span><text:span text:style-name="T75"/></text:p>
        </text:list-item>
      </text:list>
      <text:p text:style-name="P13"><text:span text:style-name="T76">When<text:s/></text:span><text:span text:style-name="T77">Customer</text:span><text:span text:style-name="T78">.</text:span><text:span text:style-name="T79">login</text:span><text:span text:style-name="T80"><text:s/></text:span></text:p>
      <text:p text:style-name="P13"><text:span text:style-name="T81">Then</text:span><text:span text:style-name="T82"><text:s text:c="2"/></text:span><text:span text:style-name="T83">Scrapper.</text:span><text:span text:style-name="T84">Wait</text:span></text:p>
      <text:p text:style-name="P13"><text:span text:style-name="T85">Then</text:span><text:span text:style-name="T86"><text:s text:c="2"/></text:span><text:span text:style-name="T87">Customer.</text:span><text:span text:style-name="T88">SignUpComplete</text:span></text:p>
      <text:p text:style-name="P13"><text:span text:style-name="T89"><text:s text:c="4"/></text:span></text:p>
      <text:p text:style-name="P13"><text:span text:style-name="T89"/></text:p>
      <text:p text:style-name="P14"><text:span text:style-name="T90"/></text:p>
      <text:p text:style-name="P14"><text:span text:style-name="T90">2.1.3 Action Required</text:span></text:p>
      <text:list text:style-name="L15">
        <text:list-item>
          <text:p text:style-name="P15"><text:span text:style-name="T90">Given</text:span><text:span text:style-name="T91"><text:s/></text:span><text:span text:style-name="T92">Billing Company Website.</text:span><text:span text:style-name="T93">ActionRequired<text:s/></text:span><text:span text:style-name="T94"/></text:p>
        </text:list-item>
      </text:list>
      <text:p text:style-name="P16"><text:span text:style-name="T95">When<text:s/></text:span><text:span text:style-name="T96">Customer</text:span><text:span text:style-name="T97">.</text:span><text:span text:style-name="T98">login</text:span><text:span text:style-name="T99"><text:s/></text:span></text:p>
      <text:p text:style-name="P16"><text:span text:style-name="T100">Then</text:span><text:span text:style-name="T101"><text:s text:c="2"/></text:span><text:span text:style-name="T102">Scrapper.</text:span><text:span text:style-name="T103">Wait</text:span></text:p>
      <text:p text:style-name="P16"><text:span text:style-name="T104">Then</text:span><text:span text:style-name="T105"><text:s text:c="2"/></text:span><text:span text:style-name="T106">Customer.</text:span><text:span text:style-name="T107">ActionNeedTobeTaken</text:span></text:p>
      <text:p text:style-name="P17"><text:span text:style-name="T108"/></text:p>
      <text:p text:style-name="P17"><text:span text:style-name="T108">2.1.4 Action Required</text:span></text:p>
      <text:list text:style-name="L18">
        <text:list-item>
          <text:p text:style-name="P18"><text:span text:style-name="T108">Given</text:span><text:span text:style-name="T109"><text:s/></text:span><text:span text:style-name="T110">Billing Company Website.</text:span><text:span text:style-name="T111">Miantenance</text:span><text:span text:style-name="T112"/></text:p>
        </text:list-item>
      </text:list>
      <text:p text:style-name="P19"><text:span text:style-name="T113">When<text:s/></text:span><text:span text:style-name="T114">Customer</text:span><text:span text:style-name="T115">.</text:span><text:span text:style-name="T116">login</text:span><text:span text:style-name="T117"><text:s/></text:span></text:p>
      <text:p text:style-name="P19"><text:span text:style-name="T118">Then</text:span><text:span text:style-name="T119"><text:s text:c="2"/></text:span><text:span text:style-name="T120">Scrapper.</text:span><text:span text:style-name="T121">Delayed(Service Restoration Time)</text:span></text:p>
      <text:p text:style-name="P19"><text:span text:style-name="T121"/></text:p>
      <text:p text:style-name="P20"><text:span text:style-name="T122">2.1.5 Action Required</text:span></text:p>
      <text:list text:style-name="L21">
        <text:list-item>
          <text:p text:style-name="P21"><text:span text:style-name="T122">Given</text:span><text:span text:style-name="T123"><text:s/></text:span><text:span text:style-name="T124">Billing Company Website.</text:span><text:span text:style-name="T125">SiteDown</text:span><text:span text:style-name="T126"/></text:p>
        </text:list-item>
      </text:list>
      <text:p text:style-name="P22"><text:span text:style-name="T127">When<text:s/></text:span><text:span text:style-name="T128">Customer</text:span><text:span text:style-name="T129">.</text:span><text:span text:style-name="T130">login</text:span><text:span text:style-name="T131"><text:s/></text:span></text:p>
      <text:p text:style-name="P22"><text:span text:style-name="T132">Then</text:span><text:span text:style-name="T133"><text:s text:c="2"/></text:span><text:span text:style-name="T134">Scrapper.</text:span><text:span text:style-name="T135">Delayed(Configured)</text:span></text:p>
      <text:p text:style-name="P23"><text:span text:style-name="T136">2.1.6 Broken Script</text:span></text:p>
      <text:list text:style-name="L24">
        <text:list-item>
          <text:p text:style-name="P24"><text:span text:style-name="T136">Given</text:span><text:span text:style-name="T137"><text:s/></text:span><text:span text:style-name="T138">Billing Company Website.</text:span><text:span text:style-name="T139">SiteChanged</text:span><text:span text:style-name="T140"/></text:p>
        </text:list-item>
      </text:list>
      <text:p text:style-name="P25"><text:span text:style-name="T141">When<text:s/></text:span><text:span text:style-name="T142">Customer</text:span><text:span text:style-name="T143">.</text:span><text:span text:style-name="T144">login</text:span><text:span text:style-name="T145"><text:s/></text:span></text:p>
      <text:p text:style-name="P25"><text:span text:style-name="T146">Then</text:span><text:span text:style-name="T147"><text:s text:c="2"/></text:span><text:span text:style-name="T148">Scrapper.</text:span><text:span text:style-name="T149">BrokenScript</text:span></text:p>
      <text:p text:style-name="P26"><text:span text:style-name="T150"/></text:p>
      <text:p text:style-name="P26"><text:span text:style-name="T150">3. Event Data Integrity Checks</text:span></text:p>
      <text:list text:style-name="L27">
        <text:list-item>
          <text:p text:style-name="P27"><text:span text:style-name="T150">Given</text:span><text:span text:style-name="T151"><text:s/></text:span><text:span text:style-name="T152">Billing Company Website</text:span><text:span text:style-name="T153"/></text:p>
        </text:list-item>
      </text:list>
      <text:p text:style-name="P28"><text:span text:style-name="T154">When</text:span><text:span text:style-name="T155"><text:s/></text:span><text:span text:style-name="T156">IntegrityCheck </text:span></text:p>
      <text:p text:style-name="P28"><text:span text:style-name="T157">When</text:span><text:span text:style-name="T158"><text:s/>ConfidenceLevel </text:span></text:p>
      <text:p text:style-name="P29"><text:span text:style-name="T159">Then</text:span><text:span text:style-name="T160"><text:s/></text:span><text:span text:style-name="T161">Statment</text:span><text:span text:style-name="T162"><text:s/>is created and validated<text:s/></text:span><text:span text:style-name="T163"/></text:p>
      <text:p text:style-name="P29"><text:span text:style-name="T163">Introduction</text:span></text:p>
      <text:list text:style-name="L30">
        <text:list-item>
          <text:p text:style-name="P30"><text:span text:style-name="T163">Given</text:span><text:span text:style-name="T164"><text:s/>Customer<text:s/></text:span><text:span text:style-name="T165">Credentials</text:span><text:span text:style-name="T166"><text:s/></text:span></text:p>
        </text:list-item>
      </text:list>
      <text:p text:style-name="P31"><text:span text:style-name="T167">And</text:span><text:span text:style-name="T168"><text:s/></text:span><text:span text:style-name="T169">Billing Company Website </text:span></text:p>
      <text:p text:style-name="P31"><text:span text:style-name="T170">When</text:span><text:span text:style-name="T171"><text:s/>Customer </text:span></text:p>
      <text:p text:style-name="P31"><text:span text:style-name="T172">Then</text:span><text:span text:style-name="T173"><text:s/></text:span><text:span text:style-name="T174">Statment</text:span><text:span text:style-name="T175"><text:s/>is created and validated </text:span></text:p>
      <text:p text:style-name="P32"><text:span text:style-name="T176"/></text:p>
      <text:p text:style-name="P32"><text:span text:style-name="T176">Introduction</text:span></text:p>
      <text:list text:style-name="L33">
        <text:list-item>
          <text:p text:style-name="P33"><text:span text:style-name="T176">Given</text:span><text:span text:style-name="T177"><text:s/>Customer<text:s/></text:span><text:span text:style-name="T178">Credentials</text:span><text:span text:style-name="T179"><text:s/></text:span></text:p>
        </text:list-item>
      </text:list>
      <text:p text:style-name="P34"><text:span text:style-name="T180">And</text:span><text:span text:style-name="T181"><text:s/></text:span><text:span text:style-name="T182">Billing Company Website </text:span></text:p>
      <text:p text:style-name="P34"><text:span text:style-name="T183">When</text:span><text:span text:style-name="T184"><text:s/>Customer </text:span></text:p>
      <text:p text:style-name="P34"><text:span text:style-name="T185">Then</text:span><text:span text:style-name="T186"><text:s/></text:span><text:span text:style-name="T187">Statment</text:span><text:span text:style-name="T188"><text:s/>is created and validated </text:span></text:p>
      <text:p text:style-name="P34"><text:span text:style-name="T188"/></text:p>
      <text:p text:style-name="P34"><text:span text:style-name="T188"/></text:p>
      <text:p text:style-name="P34"><text:span text:style-name="T18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